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d6105" officeooo:paragraph-rsid="001f13c3"/>
    </style:style>
    <style:style style:name="P2" style:family="paragraph" style:parent-style-name="Preformatted_20_Text">
      <style:text-properties officeooo:rsid="001d6105" officeooo:paragraph-rsid="0020f5b3"/>
    </style:style>
    <style:style style:name="P3" style:family="paragraph" style:parent-style-name="Preformatted_20_Text">
      <style:text-properties officeooo:rsid="001d6105" officeooo:paragraph-rsid="00226d31"/>
    </style:style>
    <style:style style:name="P4" style:family="paragraph" style:parent-style-name="Preformatted_20_Text">
      <style:text-properties officeooo:rsid="001d6105" officeooo:paragraph-rsid="00268ebe"/>
    </style:style>
    <style:style style:name="P5" style:family="paragraph" style:parent-style-name="Preformatted_20_Text">
      <style:text-properties officeooo:rsid="001d6105" officeooo:paragraph-rsid="00278fae"/>
    </style:style>
    <style:style style:name="T1" style:family="text">
      <style:text-properties officeooo:rsid="001f13c3"/>
    </style:style>
    <style:style style:name="T2" style:family="text">
      <style:text-properties officeooo:rsid="0020f5b3"/>
    </style:style>
    <style:style style:name="T3" style:family="text">
      <style:text-properties style:text-position="super 58%" officeooo:rsid="0020f5b3"/>
    </style:style>
    <style:style style:name="T4" style:family="text">
      <style:text-properties officeooo:rsid="00226d31"/>
    </style:style>
    <style:style style:name="T5" style:family="text">
      <style:text-properties officeooo:rsid="00244b17"/>
    </style:style>
    <style:style style:name="T6" style:family="text">
      <style:text-properties officeooo:rsid="00251a16"/>
    </style:style>
    <style:style style:name="T7" style:family="text">
      <style:text-properties officeooo:rsid="00268ebe"/>
    </style:style>
    <style:style style:name="T8" style:family="text">
      <style:text-properties officeooo:rsid="00278fae"/>
    </style:style>
    <style:style style:name="T9" style:family="text">
      <style:text-properties fo:language="el" fo:country="GR" officeooo:rsid="001f13c3"/>
    </style:style>
    <style:style style:name="T10" style:family="text">
      <style:text-properties fo:language="el" fo:country="GR" officeooo:rsid="00278f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8">Fill</text:span>+= <text:span text:style-name="T4">Array</text:span>[i*NCOL<text:span text:style-name="T4">S</text:span> + j]; <text:span text:style-name="T10">Κατά στήλη</text:span></text:p>
      <text:p text:style-name="P2"><text:line-break/><text:span text:style-name="T4">Calculation for 100 Rows and 100 Columns</text:span><text:line-break/><text:line-break/><text:span text:style-name="T2">1</text:span><text:span text:style-name="T3">st</text:span><text:span text:style-name="T2"> Try: </text:span>0.000059 <text:span text:style-name="T2">time-elapsed</text:span> <text:span text:style-name="T2">and </text:span>Megacces 434.<text:span text:style-name="T4">724184</text:span> <text:line-break/><text:span text:style-name="T2">2</text:span><text:span text:style-name="T3">nd</text:span><text:span text:style-name="T2"> Try: </text:span>0.000045 <text:span text:style-name="T2">time-elapsed</text:span> <text:span text:style-name="T2">and </text:span>Megacces 200.<text:span text:style-name="T4">184547</text:span><text:line-break/><text:span text:style-name="T2">3</text:span><text:span text:style-name="T3">rd</text:span><text:span text:style-name="T2"> Try: </text:span>0.000034 <text:span text:style-name="T2">time-elapsed</text:span> <text:span text:style-name="T2">and </text:span>Megacces 590.<text:span text:style-name="T4">217872</text:span></text:p>
      <text:p text:style-name="P2"><text:span text:style-name="T2">4</text:span><text:span text:style-name="T3">th</text:span><text:span text:style-name="T2"> Try: </text:span>0.000073 <text:span text:style-name="T2">time-elapsed</text:span> <text:span text:style-name="T2">and </text:span>Megacces 270.<text:span text:style-name="T4">783685</text:span><text:line-break/><text:span text:style-name="T2">5</text:span><text:span text:style-name="T3">th</text:span><text:span text:style-name="T2"> Try: </text:span>0.000072 <text:span text:style-name="T2">time-elapsed</text:span> <text:span text:style-name="T2">and </text:span>Megacces 290.<text:span text:style-name="T4">637781</text:span><text:line-break/></text:p>
      <text:p text:style-name="P2"><text:span text:style-name="T2">Mean time elapsed: 0.0000448</text:span><text:line-break/>Mean <text:span text:style-name="T2">megacces</text:span>: 357.2917794</text:p>
      <text:p text:style-name="P3"><text:line-break/><text:span text:style-name="T4">Calculation for 1000 Rows and 100 Columns</text:span><text:line-break/><text:line-break/><text:span text:style-name="T2">1</text:span><text:span text:style-name="T3">st</text:span><text:span text:style-name="T2"> Try: </text:span>0.000<text:span text:style-name="T4">5</text:span>05 <text:span text:style-name="T2">time-elapsed</text:span> <text:span text:style-name="T2">and </text:span>Megacces <text:span text:style-name="T4">458</text:span>.<text:span text:style-name="T4">782217</text:span><text:line-break/><text:span text:style-name="T2">2</text:span><text:span text:style-name="T3">nd</text:span><text:span text:style-name="T2"> Try: </text:span>0.000408 <text:span text:style-name="T2">time-elapsed</text:span> <text:span text:style-name="T2">and </text:span>Megacces 489.<text:span text:style-name="T4">745148</text:span><text:line-break/><text:span text:style-name="T2">3</text:span><text:span text:style-name="T3">rd</text:span><text:span text:style-name="T2"> Try: </text:span>0.000<text:span text:style-name="T4">463</text:span> <text:span text:style-name="T2">time-elapsed</text:span> <text:span text:style-name="T2">and </text:span>Megacces 581.<text:span text:style-name="T4">25645</text:span>8<text:line-break/><text:span text:style-name="T2">4</text:span><text:span text:style-name="T3">th</text:span><text:span text:style-name="T2"> Try: </text:span>0.000<text:span text:style-name="T4">7</text:span>89 <text:span text:style-name="T2">time-elapsed</text:span> <text:span text:style-name="T2">and </text:span>Megacces 29<text:span text:style-name="T4">8</text:span>.<text:span text:style-name="T4">454556</text:span><text:line-break/><text:span text:style-name="T2">5</text:span><text:span text:style-name="T3">th</text:span><text:span text:style-name="T2"> Try: </text:span>0.000<text:span text:style-name="T4">7</text:span>57 <text:span text:style-name="T2">time-elapsed</text:span> <text:span text:style-name="T2">and </text:span>Megacces 5<text:span text:style-name="T4">4</text:span>1.<text:span text:style-name="T4">787521</text:span></text:p>
      <text:p text:style-name="P3"><text:line-break/><text:span text:style-name="T2">Mean time elapsed: 0.0005844</text:span><text:line-break/>Mean <text:span text:style-name="T2">megacces</text:span>: 4<text:span text:style-name="T4">74.00518</text:span></text:p>
      <text:p text:style-name="P3"><text:line-break/><text:span text:style-name="T4">Calculation for 10000 Rows and 100 Columns</text:span><text:line-break/><text:line-break/><text:span text:style-name="T2">1</text:span><text:span text:style-name="T3">st</text:span><text:span text:style-name="T2"> Try: </text:span>0.00<text:span text:style-name="T4">7053</text:span> <text:span text:style-name="T2">time-elapsed</text:span> <text:span text:style-name="T2">and </text:span>Megacces <text:span text:style-name="T4">283.571361</text:span><text:line-break/><text:span text:style-name="T2">2</text:span><text:span text:style-name="T3">nd</text:span><text:span text:style-name="T2"> Try: </text:span>0.00<text:span text:style-name="T4">6580</text:span> <text:span text:style-name="T2">time-elapsed</text:span> <text:span text:style-name="T2">and </text:span>Megacces <text:span text:style-name="T4">100</text:span>.<text:span text:style-name="T4">456857</text:span><text:line-break/><text:span text:style-name="T2">3</text:span><text:span text:style-name="T3">rd</text:span><text:span text:style-name="T2"> Try: </text:span>0.00<text:span text:style-name="T4">8558</text:span> <text:span text:style-name="T2">time-elapsed</text:span> <text:span text:style-name="T2">and </text:span>Megacces <text:span text:style-name="T4">201</text:span>.<text:span text:style-name="T4">143859</text:span><text:line-break/><text:span text:style-name="T2">4</text:span><text:span text:style-name="T3">th</text:span><text:span text:style-name="T2"> Try: </text:span>0.00<text:span text:style-name="T4">3581</text:span> <text:span text:style-name="T2">time-elapsed</text:span> <text:span text:style-name="T2">and </text:span>Megacces <text:span text:style-name="T4">159</text:span>.<text:span text:style-name="T4">482448</text:span><text:line-break/><text:span text:style-name="T2">5</text:span><text:span text:style-name="T3">th</text:span><text:span text:style-name="T2"> Try: </text:span>0.00<text:span text:style-name="T4">6868</text:span> <text:span text:style-name="T2">time-elapsed</text:span> <text:span text:style-name="T2">and </text:span>Megacces <text:span text:style-name="T4">183</text:span>.<text:span text:style-name="T4">787217</text:span></text:p>
      <text:p text:style-name="P3"><text:line-break/><text:span text:style-name="T2">Mean time elapsed: 0.006528</text:span><text:line-break/>Mean <text:span text:style-name="T2">megacces</text:span>: <text:span text:style-name="T4">185.6883484</text:span></text:p>
      <text:p text:style-name="P3"><text:line-break/><text:span text:style-name="T4">Calculation for 100000 Rows and 100 Columns</text:span><text:line-break/><text:line-break/><text:span text:style-name="T2">1</text:span><text:span text:style-name="T3">st</text:span><text:span text:style-name="T2"> Try: </text:span>0.0<text:span text:style-name="T4">48103</text:span> <text:span text:style-name="T2">time-elapsed</text:span> <text:span text:style-name="T2">and </text:span>Megacces <text:span text:style-name="T4">415.628821</text:span><text:line-break/><text:span text:style-name="T2">2</text:span><text:span text:style-name="T3">nd</text:span><text:span text:style-name="T2"> Try: </text:span>0.0<text:span text:style-name="T5">82456</text:span> <text:span text:style-name="T2">time-elapsed</text:span> <text:span text:style-name="T2">and </text:span>Megacces <text:span text:style-name="T4">318</text:span>.<text:span text:style-name="T4">456455</text:span><text:line-break/><text:span text:style-name="T2">3</text:span><text:span text:style-name="T3">rd</text:span><text:span text:style-name="T2"> Try: </text:span>0.0<text:span text:style-name="T5">45454</text:span> <text:span text:style-name="T2">time-elapsed</text:span> <text:span text:style-name="T2">and </text:span>Megacces <text:span text:style-name="T4">345</text:span>.<text:span text:style-name="T4">154825</text:span><text:line-break/><text:span text:style-name="T2">4</text:span><text:span text:style-name="T3">th</text:span><text:span text:style-name="T2"> Try: </text:span>0.0<text:span text:style-name="T5">38155</text:span> <text:span text:style-name="T2">time-elapsed</text:span> <text:span text:style-name="T2">and </text:span>Megacces <text:span text:style-name="T4">348</text:span>.<text:span text:style-name="T4">527457</text:span><text:line-break/><text:span text:style-name="T2">5</text:span><text:span text:style-name="T3">th</text:span><text:span text:style-name="T2"> Try: </text:span>0.0<text:span text:style-name="T5">47231</text:span> <text:span text:style-name="T2">time-elapsed</text:span> <text:span text:style-name="T2">and </text:span>Megacces <text:span text:style-name="T4">358</text:span>.<text:span text:style-name="T4">872367</text:span><text:line-break/><text:line-break/><text:span text:style-name="T2">Mean time elapsed: 0.0522798</text:span><text:line-break/>Mean <text:span text:style-name="T2">megacces</text:span>: <text:span text:style-name="T5">357.327985</text:span><text:line-break/><text:line-break/><text:span text:style-name="T4">Calculation for 1000000 Rows and 100 Columns</text:span></text:p>
      <text:p text:style-name="P5"><text:line-break/><text:span text:style-name="T2">1</text:span><text:span text:style-name="T3">st</text:span><text:span text:style-name="T2"> Try: </text:span>0.<text:span text:style-name="T5">357823</text:span> <text:span text:style-name="T2">time-elapsed</text:span> <text:span text:style-name="T2">and </text:span>Megacces <text:span text:style-name="T5">575.628821</text:span><text:line-break/><text:span text:style-name="T2">2</text:span><text:span text:style-name="T3">nd</text:span><text:span text:style-name="T2"> Try: </text:span>0.<text:span text:style-name="T5">313455</text:span> <text:span text:style-name="T2">time-elapsed</text:span> <text:span text:style-name="T2">and </text:span>Megacces <text:span text:style-name="T5">587.456878</text:span><text:line-break/><text:span text:style-name="T2">3</text:span><text:span text:style-name="T3">rd</text:span><text:span text:style-name="T2"> Try: </text:span>0.<text:span text:style-name="T5">294545</text:span> <text:span text:style-name="T2">time-elapsed</text:span> <text:span text:style-name="T2">and </text:span>Megacces <text:span text:style-name="T5">650.175248</text:span><text:line-break/><text:span text:style-name="T2">4</text:span><text:span text:style-name="T3">th</text:span><text:span text:style-name="T2"> Try: </text:span>0.<text:span text:style-name="T5">328765</text:span> <text:span text:style-name="T2">time-elapsed</text:span> <text:span text:style-name="T2">and </text:span>Megacces <text:span text:style-name="T5">580.545689</text:span><text:line-break/><text:span text:style-name="T2">5</text:span><text:span text:style-name="T3">th</text:span><text:span text:style-name="T2"> Try: </text:span>0.<text:span text:style-name="T5">345948</text:span> <text:span text:style-name="T2">time-elapsed</text:span> <text:span text:style-name="T2">and </text:span>Megacces <text:span text:style-name="T5">550.578767</text:span><text:line-break/><text:line-break/><text:span text:style-name="T2">Mean time elapsed: 0.3281072</text:span><text:line-break/>Mean <text:span text:style-name="T2">megacces</text:span>: <text:span text:style-name="T5">588.8770806</text:span><text:line-break/><text:line-break/><text:line-break/></text:p>
      <text:p text:style-name="P5"/>
      <text:p text:style-name="P5"/>
      <text:p text:style-name="P5"/>
      <text:p text:style-name="P5"/>
      <text:p text:style-name="P5"/>
      <text:p text:style-name="P5"><text:soft-page-break/><text:span text:style-name="T8">Fill</text:span>+= <text:span text:style-name="T8">Array</text:span>[j*NROWS + i]; <text:span text:style-name="T10">Κατά γραμμή</text:span><text:line-break/><text:line-break/><text:span text:style-name="T4">Calculation for 100 Rows and 100 Columns</text:span><text:line-break/><text:line-break/><text:span text:style-name="T2">1</text:span><text:span text:style-name="T3">st</text:span><text:span text:style-name="T2"> Try: </text:span>0.0000<text:span text:style-name="T5">43</text:span> <text:span text:style-name="T2">time-elapsed</text:span> <text:span text:style-name="T2">and </text:span>Megacces <text:span text:style-name="T5">466</text:span>.<text:span text:style-name="T5">505478</text:span><text:line-break/><text:span text:style-name="T2">2</text:span><text:span text:style-name="T3">nd</text:span><text:span text:style-name="T2"> Try: </text:span>0.0000<text:span text:style-name="T5">42</text:span> <text:span text:style-name="T2">time-elapsed</text:span> <text:span text:style-name="T2">and </text:span>Megacces <text:span text:style-name="T5">468</text:span>.<text:span text:style-name="T5">706944</text:span><text:line-break/><text:span text:style-name="T2">3</text:span><text:span text:style-name="T3">rd</text:span><text:span text:style-name="T2"> Try: </text:span>0.000<text:span text:style-name="T5">109</text:span> <text:span text:style-name="T2">time-elapsed</text:span> <text:span text:style-name="T2">and </text:span>Megacces <text:span text:style-name="T5">508</text:span>.<text:span text:style-name="T5">074724</text:span><text:line-break/><text:span text:style-name="T2">4</text:span><text:span text:style-name="T3">th</text:span><text:span text:style-name="T2"> Try: </text:span>0.000<text:span text:style-name="T5">098</text:span> <text:span text:style-name="T2">time-elapsed</text:span> <text:span text:style-name="T2">and </text:span>Megacces <text:span text:style-name="T5">405</text:span>.<text:span text:style-name="T5">789703</text:span><text:line-break/><text:span text:style-name="T2">5</text:span><text:span text:style-name="T3">th</text:span><text:span text:style-name="T2"> Try: </text:span>0.0000<text:span text:style-name="T5">55</text:span> <text:span text:style-name="T2">time-elapsed</text:span> <text:span text:style-name="T2">and </text:span>Megacces <text:span text:style-name="T5">451</text:span>.<text:span text:style-name="T5">312087</text:span><text:line-break/><text:line-break/><text:span text:style-name="T2">Mean time elapsed: 0.0000694</text:span><text:line-break/>Mean <text:span text:style-name="T2">megacces</text:span>: <text:span text:style-name="T6">460.0777872</text:span><text:line-break/><text:line-break/><text:span text:style-name="T4">Calculation for 1000 Rows and 100 Columns</text:span></text:p>
      <text:p text:style-name="P4"><text:line-break/><text:span text:style-name="T2">1</text:span><text:span text:style-name="T3">st</text:span><text:span text:style-name="T2"> Try: </text:span>0.000<text:span text:style-name="T7">431</text:span> <text:span text:style-name="T2">time-elapsed</text:span> <text:span text:style-name="T2">and </text:span>Megacces <text:span text:style-name="T5">465.000443</text:span><text:line-break/><text:span text:style-name="T2">2</text:span><text:span text:style-name="T3">nd</text:span><text:span text:style-name="T2"> Try: </text:span>0.000<text:span text:style-name="T7">588</text:span> <text:span text:style-name="T2">time-elapsed</text:span> <text:span text:style-name="T2">and </text:span>Megacces <text:span text:style-name="T5">454</text:span>.<text:span text:style-name="T7">667100</text:span><text:line-break/><text:span text:style-name="T2">3</text:span><text:span text:style-name="T3">rd</text:span><text:span text:style-name="T2"> Try: </text:span>0.000<text:span text:style-name="T7">671</text:span> <text:span text:style-name="T2">time-elapsed</text:span> <text:span text:style-name="T2">and </text:span>Megacces <text:span text:style-name="T7">508</text:span>.<text:span text:style-name="T7">087245</text:span><text:line-break/><text:span text:style-name="T2">4</text:span><text:span text:style-name="T3">th</text:span><text:span text:style-name="T2"> Try: </text:span>0.000<text:span text:style-name="T7">752</text:span> <text:span text:style-name="T2">time-elapsed</text:span> <text:span text:style-name="T2">and </text:span>Megacces <text:span text:style-name="T7">499</text:span>.<text:span text:style-name="T7">458721</text:span><text:line-break/><text:span text:style-name="T2">5</text:span><text:span text:style-name="T3">th</text:span><text:span text:style-name="T2"> Try: </text:span>0.000<text:span text:style-name="T7">458</text:span> <text:span text:style-name="T2">time-elapsed</text:span> <text:span text:style-name="T2">and </text:span>Megacces <text:span text:style-name="T7">458</text:span>.<text:span text:style-name="T7">087082</text:span><text:line-break/><text:line-break/><text:line-break/><text:span text:style-name="T2">Mean time elapsed: 0.00058</text:span><text:line-break/>Mean <text:span text:style-name="T2">megacces</text:span>: <text:span text:style-name="T6">477.0601182</text:span><text:line-break/><text:line-break/><text:span text:style-name="T4">Calculation for 10000 Rows and 100 Columns</text:span></text:p>
      <text:p text:style-name="P4"><text:line-break/><text:span text:style-name="T2">1</text:span><text:span text:style-name="T3">st</text:span><text:span text:style-name="T2"> Try: </text:span>0.00<text:span text:style-name="T7">4389</text:span> <text:span text:style-name="T2">time-elapsed</text:span> <text:span text:style-name="T2">and </text:span>Megacces <text:span text:style-name="T7">455.976953</text:span><text:line-break/><text:span text:style-name="T2">2</text:span><text:span text:style-name="T3">nd</text:span><text:span text:style-name="T2"> Try: </text:span>0.00<text:span text:style-name="T7">3508 time-elapsed</text:span> <text:span text:style-name="T2">and </text:span>Megacces <text:span text:style-name="T5">454</text:span>.<text:span text:style-name="T7">667100</text:span><text:line-break/><text:span text:style-name="T2">3</text:span><text:span text:style-name="T3">rd</text:span><text:span text:style-name="T2"> Try: </text:span>0.00<text:span text:style-name="T7">4812</text:span> <text:span text:style-name="T2">time-elapsed</text:span> <text:span text:style-name="T2">and </text:span>Megacces <text:span text:style-name="T7">508</text:span>.<text:span text:style-name="T7">087245</text:span><text:line-break/><text:span text:style-name="T2">4</text:span><text:span text:style-name="T3">th</text:span><text:span text:style-name="T2"> Try: </text:span>0.00<text:span text:style-name="T7">5822</text:span> <text:span text:style-name="T2">time-elapsed</text:span> <text:span text:style-name="T2">and </text:span>Megacces <text:span text:style-name="T7">499</text:span>.<text:span text:style-name="T7">458721</text:span><text:line-break/><text:span text:style-name="T2">5</text:span><text:span text:style-name="T3">th</text:span><text:span text:style-name="T2"> Try: </text:span>0.00<text:span text:style-name="T7">6801</text:span> <text:span text:style-name="T2">time-elapsed</text:span> <text:span text:style-name="T2">and </text:span>Megacces <text:span text:style-name="T7">458</text:span>.<text:span text:style-name="T7">087082</text:span><text:line-break/><text:line-break/><text:line-break/><text:span text:style-name="T2">Mean time elapsed: 0.00058</text:span><text:line-break/>Mean <text:span text:style-name="T2">megacces</text:span>: <text:span text:style-name="T6">475.2554202</text:span><text:line-break/><text:line-break/><text:span text:style-name="T4">Calculation for 100000 Rows and 100 Columns</text:span></text:p>
      <text:p text:style-name="P4"><text:line-break/><text:span text:style-name="T2">1</text:span><text:span text:style-name="T3">st</text:span><text:span text:style-name="T2"> Try: </text:span>0.<text:span text:style-name="T7">090303</text:span> <text:span text:style-name="T2">time-elapsed</text:span> <text:span text:style-name="T2">and </text:span>Megacces <text:span text:style-name="T7">221.476721</text:span><text:line-break/><text:span text:style-name="T2">2</text:span><text:span text:style-name="T3">nd</text:span><text:span text:style-name="T2"> Try: </text:span>0.<text:span text:style-name="T7">044750 time-elapsed</text:span> <text:span text:style-name="T2">and </text:span>Megacces <text:span text:style-name="T7">446.927622</text:span><text:line-break/><text:span text:style-name="T2">3</text:span><text:span text:style-name="T3">rd</text:span><text:span text:style-name="T2"> Try: </text:span>0.0<text:span text:style-name="T7">52241</text:span> <text:span text:style-name="T2">time-elapsed</text:span> <text:span text:style-name="T2">and </text:span>Megacces <text:span text:style-name="T7">305.657822</text:span><text:line-break/><text:span text:style-name="T2">4</text:span><text:span text:style-name="T3">th</text:span><text:span text:style-name="T2"> Try: </text:span>0.0<text:span text:style-name="T7">45122</text:span> <text:span text:style-name="T2">time-elapsed</text:span> <text:span text:style-name="T2">and </text:span>Megacces <text:span text:style-name="T7">380.784351</text:span><text:line-break/><text:span text:style-name="T2">5</text:span><text:span text:style-name="T3">th</text:span><text:span text:style-name="T2"> Try: </text:span>0.0<text:span text:style-name="T7">78254</text:span> <text:span text:style-name="T2">time-elapsed</text:span> <text:span text:style-name="T2">and </text:span>Megacces <text:span text:style-name="T7">408.157731</text:span><text:line-break/><text:line-break/><text:line-break/><text:span text:style-name="T2">Mean time elapsed: 0.062134</text:span><text:line-break/>Mean <text:span text:style-name="T2">megacces</text:span>: <text:span text:style-name="T7">352.6008494</text:span><text:line-break/><text:line-break/><text:span text:style-name="T4">Calculation for 1000000 Rows and 100 Columns</text:span></text:p>
      <text:p text:style-name="P4"><text:line-break/><text:span text:style-name="T2">1</text:span><text:span text:style-name="T3">st</text:span><text:span text:style-name="T2"> Try: </text:span>0.<text:span text:style-name="T7">487823</text:span> <text:span text:style-name="T2">time-elapsed</text:span> <text:span text:style-name="T2">and </text:span>Megacces <text:span text:style-name="T7">446.582121</text:span><text:line-break/><text:span text:style-name="T2">2</text:span><text:span text:style-name="T3">nd</text:span><text:span text:style-name="T2"> Try: </text:span>0.<text:span text:style-name="T7">469231 time-elapsed</text:span> <text:span text:style-name="T2">and </text:span>Megacces <text:span text:style-name="T7">452.878021</text:span><text:line-break/><text:span text:style-name="T2">3</text:span><text:span text:style-name="T3">rd</text:span><text:span text:style-name="T2"> Try: </text:span>0.<text:span text:style-name="T7">398912</text:span> <text:span text:style-name="T2">time-elapsed</text:span> <text:span text:style-name="T2">and </text:span>Megacces <text:span text:style-name="T7">402.782241</text:span><text:line-break/><text:span text:style-name="T2">4</text:span><text:span text:style-name="T3">th</text:span><text:span text:style-name="T2"> Try: </text:span>0.<text:span text:style-name="T7">494545</text:span> <text:span text:style-name="T2">time-elapsed</text:span> <text:span text:style-name="T2">and </text:span>Megacces <text:span text:style-name="T7">405.034836</text:span><text:line-break/><text:span text:style-name="T2">5</text:span><text:span text:style-name="T3">th</text:span><text:span text:style-name="T2"> Try: </text:span>0.<text:span text:style-name="T7">487324</text:span> <text:span text:style-name="T2">time-elapsed</text:span> <text:span text:style-name="T2">and </text:span>Megacces <text:span text:style-name="T7">441.809341</text:span><text:line-break/><text:line-break/><text:line-break/><text:span text:style-name="T2">Mean time elapsed: 0.467567</text:span><text:line-break/>Mean <text:span text:style-name="T2">megacces</text:span>: <text:span text:style-name="T7">429.817312</text:span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2T22:42:22.350000000</dc:date>
    <meta:editing-duration>PT15M45S</meta:editing-duration>
    <meta:editing-cycles>3</meta:editing-cycles>
    <meta:generator>LibreOffice/5.3.3.2$Windows_x86 LibreOffice_project/3d9a8b4b4e538a85e0782bd6c2d430bafe583448</meta:generator>
    <meta:document-statistic meta:table-count="0" meta:image-count="0" meta:object-count="0" meta:page-count="2" meta:paragraph-count="15" meta:word-count="502" meta:character-count="3832" meta:non-whitespace-character-count="3304"/>
  </office:meta>
</office:document-meta>
</file>